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68cm"/>
    </style:style>
    <style:style style:name="co2" style:family="table-column">
      <style:table-column-properties fo:break-before="auto" style:column-width="10.029cm"/>
    </style:style>
    <style:style style:name="co3" style:family="table-column">
      <style:table-column-properties fo:break-before="auto" style:column-width="13.788cm"/>
    </style:style>
    <style:style style:name="co4" style:family="table-column">
      <style:table-column-properties fo:break-before="auto" style:column-width="8.913cm"/>
    </style:style>
    <style:style style:name="co5" style:family="table-column">
      <style:table-column-properties fo:break-before="auto" style:column-width="5.754cm"/>
    </style:style>
    <style:style style:name="co6" style:family="table-column">
      <style:table-column-properties fo:break-before="auto" style:column-width="7.415cm"/>
    </style:style>
    <style:style style:name="co7" style:family="table-column">
      <style:table-column-properties fo:break-before="auto" style:column-width="6.544cm"/>
    </style:style>
    <style:style style:name="co8" style:family="table-column">
      <style:table-column-properties fo:break-before="auto" style:column-width="3.575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1.718cm"/>
    </style:style>
    <style:style style:name="co12" style:family="table-column">
      <style:table-column-properties fo:break-before="auto" style:column-width="13.815cm"/>
    </style:style>
    <style:style style:name="co13" style:family="table-column">
      <style:table-column-properties fo:break-before="auto" style:column-width="18.535cm"/>
    </style:style>
    <style:style style:name="co14" style:family="table-column">
      <style:table-column-properties fo:break-before="auto" style:column-width="10.38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2.387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600"/>
    </style:style>
    <style:style style:name="ce4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/>
  </office:automatic-styles>
  <office:body>
    <office:spreadsheet>
      <table:table table:name="Exploitat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number-columns-repeated="6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Campagne</text:p>
          </table:table-cell>
          <table:table-cell table:style-name="ce1" office:value-type="string" calcext:value-type="string">
            <text:p>Nom Activité</text:p>
          </table:table-cell>
          <table:table-cell table:style-name="ce1" office:value-type="string" calcext:value-type="string">
            <text:p>Nom Production</text:p>
          </table:table-cell>
          <table:table-cell table:style-name="ce1" office:value-type="string" calcext:value-type="string">
            <text:p>Code variant</text:p>
          </table:table-cell>
          <table:table-cell table:style-name="ce1" office:value-type="string" calcext:value-type="string">
            <text:p>Code support_variant</text:p>
          </table:table-cell>
          <table:table-cell table:style-name="ce1" office:value-type="string" calcext:value-type="string">
            <text:p>Code indicateur unité œuvre</text:p>
          </table:table-cell>
          <table:table-cell table:style-name="ce1" office:value-type="string" calcext:value-type="string">
            <text:p>Code unité œuvre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General</text:p>
          </table:table-cell>
          <table:table-cell table:number-columns-repeated="5"/>
          <table: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Intervention / Intrant</text:p>
          </table:table-cell>
          <table:table-cell table:style-name="ce3" office:value-type="string" calcext:value-type="string">
            <text:p>Code variant de l'item</text:p>
          </table:table-cell>
          <table:table-cell table:style-name="ce3" office:value-type="string" calcext:value-type="string">
            <text:p>Proportionnalité </text:p>
            <text:p>(fixe = production, </text:p>
            <text:p>par support = support, </text:p>
            <text:p>Par unité œuvre = uo)</text:p>
          </table:table-cell>
          <table:table-cell table:style-name="ce3" office:value-type="string" calcext:value-type="string">
            <text:p>Supports (séparés par une virgule)</text:p>
          </table:table-cell>
          <table:table-cell table:style-name="ce3" office:value-type="string" calcext:value-type="string">
            <text:p>Quantité</text:p>
          </table:table-cell>
          <table:table-cell table:style-name="ce3" office:value-type="string" calcext:value-type="string">
            <text:p>Unité de l'item</text:p>
          </table:table-cell>
          <table:table-cell table:style-name="ce3" office:value-type="string" calcext:value-type="string">
            <text:p>Prix TTC par unité d'item</text:p>
          </table:table-cell>
          <table:table-cell table:style-name="ce3" office:value-type="string" calcext:value-type="string">
            <text:p>Recette (1) / Dépense (-1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production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kilowatt_hour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z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production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kilowatt_hour</text:p>
          </table:table-cell>
          <table:table-cell office:value-type="float" office:value="1.9" calcext:value-type="float">
            <text:p>1,9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urnitures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oducti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is bancaire et comptable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production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élécommunication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production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surance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production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arié 1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roduction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hour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arié 2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roduction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hour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socié 1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production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hour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socié 2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production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hour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socié 3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production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hour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arges sociales salariés</text:p>
          </table:table-cell>
          <table:table-cell table:style-name="ce4" office:value-type="string" calcext:value-type="string">
            <text:p>salary_social_contribution</text:p>
          </table:table-cell>
          <table:table-cell office:value-type="string" calcext:value-type="string">
            <text:p>production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string" calcext:value-type="string">
            <text:p>hour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arges sociales associés</text:p>
          </table:table-cell>
          <table:table-cell table:style-name="ce4" office:value-type="string" calcext:value-type="string">
            <text:p>associate_social_contribution</text:p>
          </table:table-cell>
          <table:table-cell office:value-type="string" calcext:value-type="string">
            <text:p>production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string" calcext:value-type="string">
            <text:p>hour</text:p>
          </table:table-cell>
          <table:table-cell office:value-type="float" office:value="9.5" calcext:value-type="float">
            <text:p>9,5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3">
          <table:table-cell table:style-name="Default" table:number-columns-repeated="8"/>
          <table:table-cell table:number-columns-repeated="9"/>
        </table:table-row>
      </table:table>
      <table:table table:name="Administratif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1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number-columns-repeated="6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Campagne</text:p>
          </table:table-cell>
          <table:table-cell table:style-name="ce1" office:value-type="string" calcext:value-type="string">
            <text:p>Nom Activité</text:p>
          </table:table-cell>
          <table:table-cell table:style-name="ce1" office:value-type="string" calcext:value-type="string">
            <text:p>Nom Production</text:p>
          </table:table-cell>
          <table:table-cell table:style-name="ce1" office:value-type="string" calcext:value-type="string">
            <text:p>Code variant</text:p>
          </table:table-cell>
          <table:table-cell table:style-name="ce1" office:value-type="string" calcext:value-type="string">
            <text:p>Code support_variant</text:p>
          </table:table-cell>
          <table:table-cell table:style-name="ce1" office:value-type="string" calcext:value-type="string">
            <text:p>Code indicateur unité œuvre</text:p>
          </table:table-cell>
          <table:table-cell table:style-name="ce1" office:value-type="string" calcext:value-type="string">
            <text:p>Code unité œuvre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dministratif</text:p>
          </table:table-cell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Intervention / Intrant</text:p>
          </table:table-cell>
          <table:table-cell table:style-name="ce1" office:value-type="string" calcext:value-type="string">
            <text:p>Code variant de l'item</text:p>
          </table:table-cell>
          <table:table-cell table:style-name="ce1" office:value-type="string" calcext:value-type="string">
            <text:p>Proportionnalité (support = support, unité œuvre = uo)</text:p>
          </table:table-cell>
          <table:table-cell table:style-name="ce1" office:value-type="string" calcext:value-type="string">
            <text:p>Supports (séparés par une virgule)</text:p>
          </table:table-cell>
          <table:table-cell table:style-name="ce1" office:value-type="string" calcext:value-type="string">
            <text:p>Quantité</text:p>
          </table:table-cell>
          <table:table-cell table:style-name="ce1" office:value-type="string" calcext:value-type="string">
            <text:p>Unité de l'item</text:p>
          </table:table-cell>
          <table:table-cell table:style-name="ce1" office:value-type="string" calcext:value-type="string">
            <text:p>Prix TTC par unité d'item</text:p>
          </table:table-cell>
          <table:table-cell table:style-name="ce1" office:value-type="string" calcext:value-type="string">
            <text:p>Recette (1) / Dépense (-1)</text:p>
          </table:table-cell>
          <table:table-cell table:number-columns-repeated="9"/>
        </table:table-row>
        <table:table-row table:style-name="ro1" table:number-rows-repeated="10">
          <table:table-cell table:number-columns-repeated="17"/>
        </table:table-row>
        <table:table-row table:style-name="ro5">
          <table:table-cell table:number-columns-repeated="17"/>
        </table:table-row>
        <table:table-row table:style-name="ro1" table:number-rows-repeated="5">
          <table:table-cell table:number-columns-repeated="17"/>
        </table:table-row>
        <table:table-row table:style-name="ro4" table:number-rows-repeated="3">
          <table:table-cell table:style-name="Default"/>
          <table:table-cell table:style-name="ce4"/>
          <table:table-cell table:style-name="Default" table:number-columns-repeated="6"/>
          <table:table-cell table:number-columns-repeated="9"/>
        </table:table-row>
        <table:table-row table:style-name="ro4" table:number-rows-repeated="5">
          <table:table-cell table:style-name="Default" table:number-columns-repeated="8"/>
          <table:table-cell table:number-columns-repeated="9"/>
        </table:table-row>
        <table:table-row table:style-name="ro4">
          <table:table-cell table:style-name="Default"/>
          <table:table-cell table:style-name="Default" office:value-type="string" calcext:value-type="string">
            <text:p>Fourniture de bureau</text:p>
          </table:table-cell>
          <table:table-cell table:style-name="Default" table:number-columns-repeated="6"/>
          <table:table-cell table:number-columns-repeated="9"/>
        </table:table-row>
        <table:table-row table:style-name="ro4">
          <table:table-cell table:style-name="Default"/>
          <table:table-cell table:style-name="Default" office:value-type="string" calcext:value-type="string">
            <text:p>Temps de saisie</text:p>
          </table:table-cell>
          <table:table-cell table:style-name="Default" table:number-columns-repeated="6"/>
          <table:table-cell table:number-columns-repeated="9"/>
        </table:table-row>
        <table:table-row table:style-name="ro4">
          <table:table-cell table:style-name="Default"/>
          <table:table-cell table:style-name="Default" office:value-type="string" calcext:value-type="string">
            <text:p>Facturation / Gestion</text:p>
          </table:table-cell>
          <table:table-cell table:style-name="Default" table:number-columns-repeated="6"/>
          <table:table-cell table:number-columns-repeated="9"/>
        </table:table-row>
        <table:table-row table:style-name="ro4">
          <table:table-cell table:style-name="Default"/>
          <table:table-cell table:style-name="Default" office:value-type="string" calcext:value-type="string">
            <text:p>Commande</text:p>
          </table:table-cell>
          <table:table-cell table:style-name="Default" table:number-columns-repeated="6"/>
          <table:table-cell table:number-columns-repeated="9"/>
        </table:table-row>
      </table:table>
      <table:table table:name="Maintenanc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1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6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Campagne</text:p>
          </table:table-cell>
          <table:table-cell table:style-name="ce1" office:value-type="string" calcext:value-type="string">
            <text:p>Nom Activité</text:p>
          </table:table-cell>
          <table:table-cell table:style-name="ce1" office:value-type="string" calcext:value-type="string">
            <text:p>Nom Production</text:p>
          </table:table-cell>
          <table:table-cell table:style-name="ce1" office:value-type="string" calcext:value-type="string">
            <text:p>Code variant</text:p>
          </table:table-cell>
          <table:table-cell table:style-name="ce1" office:value-type="string" calcext:value-type="string">
            <text:p>Code support_variant</text:p>
          </table:table-cell>
          <table:table-cell table:style-name="ce1" office:value-type="string" calcext:value-type="string">
            <text:p>Code indicateur unité œuvre</text:p>
          </table:table-cell>
          <table:table-cell table:style-name="ce1" office:value-type="string" calcext:value-type="string">
            <text:p>Code unité œuvre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intenance</text:p>
          </table:table-cell>
          <table:table-cell/>
          <table:table-cell office:value-type="string" calcext:value-type="string">
            <text:p>equipment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Intervention / Intrant</text:p>
          </table:table-cell>
          <table:table-cell table:style-name="ce1" office:value-type="string" calcext:value-type="string">
            <text:p>Code variant de l'item</text:p>
          </table:table-cell>
          <table:table-cell table:style-name="ce1" office:value-type="string" calcext:value-type="string">
            <text:p>Proportionnalité (support = support, unité œuvre = uo)</text:p>
          </table:table-cell>
          <table:table-cell table:style-name="ce1" office:value-type="string" calcext:value-type="string">
            <text:p>Supports (séparés par une virgule)</text:p>
          </table:table-cell>
          <table:table-cell table:style-name="ce1" office:value-type="string" calcext:value-type="string">
            <text:p>Quantité</text:p>
          </table:table-cell>
          <table:table-cell table:style-name="ce1" office:value-type="string" calcext:value-type="string">
            <text:p>Unité de l'item</text:p>
          </table:table-cell>
          <table:table-cell table:style-name="ce1" office:value-type="string" calcext:value-type="string">
            <text:p>Prix TTC par unité d'item</text:p>
          </table:table-cell>
          <table:table-cell table:style-name="ce1" office:value-type="string" calcext:value-type="string">
            <text:p>Recette (1) / Dépense (-1)</text:p>
          </table:table-cell>
          <table:table-cell table:number-columns-repeated="9"/>
        </table:table-row>
        <table:table-row table:style-name="ro1" table:number-rows-repeated="10">
          <table:table-cell table:number-columns-repeated="7"/>
          <table:table-cell table:style-name="ce2"/>
          <table:table-cell table:number-columns-repeated="9"/>
        </table:table-row>
        <table:table-row table:style-name="ro5">
          <table:table-cell table:number-columns-repeated="7"/>
          <table:table-cell table:style-name="ce2"/>
          <table:table-cell table:number-columns-repeated="9"/>
        </table:table-row>
        <table:table-row table:style-name="ro1" table:number-rows-repeated="5">
          <table:table-cell table:number-columns-repeated="7"/>
          <table:table-cell table:style-name="ce2"/>
          <table:table-cell table:number-columns-repeated="9"/>
        </table:table-row>
        <table:table-row table:style-name="ro4" table:number-rows-repeated="3">
          <table:table-cell table:style-name="Default"/>
          <table:table-cell table:style-name="ce4"/>
          <table:table-cell table:style-name="Default" table:number-columns-repeated="5"/>
          <table:table-cell table:number-columns-repeated="10"/>
        </table:table-row>
        <table:table-row table:style-name="ro4" table:number-rows-repeated="8">
          <table:table-cell table:style-name="Default" table:number-columns-repeated="7"/>
          <table:table-cell table:number-columns-repeated="10"/>
        </table:table-row>
        <table:table-row table:style-name="ro4">
          <table:table-cell table:style-name="Default"/>
          <table:table-cell table:style-name="Default" office:value-type="string" calcext:value-type="string">
            <text:p>Carburant</text:p>
          </table:table-cell>
          <table:table-cell table:style-name="Default" table:number-columns-repeated="5"/>
          <table:table-cell table:number-columns-repeated="10"/>
        </table:table-row>
        <table:table-row table:style-name="ro4">
          <table:table-cell table:style-name="Default"/>
          <table:table-cell table:style-name="Default" office:value-type="string" calcext:value-type="string">
            <text:p>Huile</text:p>
          </table:table-cell>
          <table:table-cell table:style-name="Default" table:number-columns-repeated="5"/>
          <table:table-cell table:number-columns-repeated="10"/>
        </table:table-row>
        <table:table-row table:style-name="ro4">
          <table:table-cell table:style-name="Default"/>
          <table:table-cell table:style-name="Default" office:value-type="string" calcext:value-type="string">
            <text:p>Temps Entretien / Réparation</text:p>
          </table:table-cell>
          <table:table-cell table:style-name="Default" table:number-columns-repeated="5"/>
          <table:table-cell table:number-columns-repeated="10"/>
        </table:table-row>
        <table:table-row table:style-name="ro4">
          <table:table-cell table:style-name="Default"/>
          <table:table-cell table:style-name="Default" office:value-type="string" calcext:value-type="string">
            <text:p>Consommable Entretien / Réparation</text:p>
          </table:table-cell>
          <table:table-cell table:style-name="Default" table:number-columns-repeated="5"/>
          <table:table-cell table:number-columns-repeated="10"/>
        </table:table-row>
        <table:table-row table:style-name="ro4">
          <table:table-cell table:style-name="Default"/>
          <table:table-cell table:style-name="Default" office:value-type="string" calcext:value-type="string">
            <text:p>Piece</text:p>
          </table:table-cell>
          <table:table-cell table:style-name="Default" table:number-columns-repeated="5"/>
          <table:table-cell table:number-columns-repeated="10"/>
        </table:table-row>
      </table:table>
      <table:table table:name="Blé" table:style-name="ta1">
        <table:table-column table:style-name="co1" table:default-cell-style-name="ce2"/>
        <table:table-column table:style-name="co2" table:default-cell-style-name="ce2"/>
        <table:table-column table:style-name="co12" table:default-cell-style-name="ce2"/>
        <table:table-column table:style-name="co1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number-columns-repeated="6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Campagne</text:p>
          </table:table-cell>
          <table:table-cell table:style-name="ce1" office:value-type="string" calcext:value-type="string">
            <text:p>Nom Activité</text:p>
          </table:table-cell>
          <table:table-cell table:style-name="ce1" office:value-type="string" calcext:value-type="string">
            <text:p>Nom Production</text:p>
          </table:table-cell>
          <table:table-cell table:style-name="ce1" office:value-type="string" calcext:value-type="string">
            <text:p>Code variant</text:p>
          </table:table-cell>
          <table:table-cell table:style-name="ce1" office:value-type="string" calcext:value-type="string">
            <text:p>Code support_variant</text:p>
          </table:table-cell>
          <table:table-cell table:style-name="ce1" office:value-type="string" calcext:value-type="string">
            <text:p>Code indicateur unité œuvre</text:p>
          </table:table-cell>
          <table:table-cell table:style-name="ce1" office:value-type="string" calcext:value-type="string">
            <text:p>Code unité œuvre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lé tendre d’hiver</text:p>
          </table:table-cell>
          <table:table-cell/>
          <table:table-cell office:value-type="string" calcext:value-type="string">
            <text:p>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</text:p>
          </table:table-cell>
          <table:table-cell office:value-type="string" calcext:value-type="string">
            <text:p>hectare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Intervention / Intrant</text:p>
          </table:table-cell>
          <table:table-cell table:style-name="ce1" office:value-type="string" calcext:value-type="string">
            <text:p>Code variant de l'item</text:p>
          </table:table-cell>
          <table:table-cell table:style-name="ce1" office:value-type="string" calcext:value-type="string">
            <text:p>Proportionnalité (support = support, unité œuvre = uo)</text:p>
          </table:table-cell>
          <table:table-cell table:style-name="ce1" office:value-type="string" calcext:value-type="string">
            <text:p>Supports (séparés par une virgule)</text:p>
          </table:table-cell>
          <table:table-cell table:style-name="ce1" office:value-type="string" calcext:value-type="string">
            <text:p>Quantité</text:p>
          </table:table-cell>
          <table:table-cell table:style-name="ce1" office:value-type="string" calcext:value-type="string">
            <text:p>Unité de l'item</text:p>
          </table:table-cell>
          <table:table-cell table:style-name="ce1" office:value-type="string" calcext:value-type="string">
            <text:p>Prix TTC par unité d'item</text:p>
          </table:table-cell>
          <table:table-cell table:style-name="ce1" office:value-type="string" calcext:value-type="string">
            <text:p>Recette (1) / Dépense (-1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ence blé certifié</text:p>
          </table:table-cell>
          <table:table-cell office:value-type="string" calcext:value-type="string">
            <text:p>caphorn_wheat_seed_25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1,ZC02,ZC03,ZC04,ZC05,ZC06,ZC07,ZC12,ZC14,ZC25,ZC26,ZC27,ZC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G4]*[.E4]*[.H4]" office:value-type="float" office:value="-112.5" calcext:value-type="float">
            <text:p>-112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1,ZC02,ZC03,ZC04,ZC05,ZC06,ZC07,ZC12,ZC14,ZC25,ZC26,ZC27,ZC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[.G5]*[.E5]*[.H5]" office:value-type="float" office:value="-18" calcext:value-type="float">
            <text:p>-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1,ZC02,ZC03,ZC04,ZC05,ZC06,ZC07,ZC12,ZC14,ZC25,ZC26,ZC27,ZC28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 table:formula="of:=[.G6]*[.E6]*[.H6]" office:value-type="float" office:value="-64" calcext:value-type="float">
            <text:p>-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1,ZC02,ZC03,ZC04,ZC05,ZC06,ZC07,ZC12,ZC14,ZC25,ZC26,ZC27,ZC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table:formula="of:=[.G7]*[.E7]*[.H7]" office:value-type="float" office:value="-60" calcext:value-type="float">
            <text:p>-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1,ZC02,ZC03,ZC04,ZC05,ZC06,ZC07,ZC12,ZC14,ZC25,ZC26,ZC27,ZC2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table:formula="of:=[.G8]*[.E8]*[.H8]" office:value-type="float" office:value="-10" calcext:value-type="float">
            <text:p>-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1,ZC02,ZC03,ZC04,ZC05,ZC06,ZC07,ZC12,ZC14,ZC25,ZC26,ZC27,ZC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table:formula="of:=[.G9]*[.E9]*[.H9]" office:value-type="float" office:value="-84" calcext:value-type="float">
            <text:p>-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1,ZC02,ZC03,ZC04,ZC05,ZC06,ZC07,ZC12,ZC14,ZC25,ZC26,ZC27,ZC28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G10]*[.E10]*[.H10]" office:value-type="float" office:value="-144.643" calcext:value-type="float">
            <text:p>-144,6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1,ZC02,ZC03,ZC04,ZC05,ZC06,ZC07,ZC12,ZC14,ZC25,ZC26,ZC27,ZC28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G11]*[.E11]*[.H11]" office:value-type="float" office:value="-13.9944" calcext:value-type="float">
            <text:p>-13,99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1,ZC02,ZC03,ZC04,ZC05,ZC06,ZC07,ZC12,ZC14,ZC25,ZC26,ZC27,ZC28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office:value-type="float" office:value="8.2" calcext:value-type="float">
            <text:p>8,2</text:p>
          </table:table-cell>
          <table:table-cell office:value-type="float" office:value="-1" calcext:value-type="float">
            <text:p>-1</text:p>
          </table:table-cell>
          <table:table-cell table:formula="of:=[.G12]*[.E12]*[.H12]" office:value-type="float" office:value="-8.036" calcext:value-type="float">
            <text:p>-8,0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1,ZC02,ZC03,ZC04,ZC05,ZC06,ZC07,ZC12,ZC14,ZC25,ZC26,ZC27,ZC28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table:formula="of:=[.G13]*[.E13]*[.H13]" office:value-type="float" office:value="-16.17" calcext:value-type="float">
            <text:p>-16,17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1,ZC02,ZC03,ZC04,ZC05,ZC06,ZC07,ZC12,ZC14,ZC25,ZC26,ZC27,ZC28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office:value-type="float" office:value="13.2" calcext:value-type="float">
            <text:p>13,2</text:p>
          </table:table-cell>
          <table:table-cell office:value-type="float" office:value="-1" calcext:value-type="float">
            <text:p>-1</text:p>
          </table:table-cell>
          <table:table-cell table:formula="of:=[.G14]*[.E14]*[.H14]" office:value-type="float" office:value="-8.58" calcext:value-type="float">
            <text:p>-8,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1,ZC02,ZC03,ZC04,ZC05,ZC06,ZC07,ZC12,ZC14,ZC25,ZC26,ZC27,ZC28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office:value-type="float" office:value="13.5" calcext:value-type="float">
            <text:p>13,5</text:p>
          </table:table-cell>
          <table:table-cell office:value-type="float" office:value="-1" calcext:value-type="float">
            <text:p>-1</text:p>
          </table:table-cell>
          <table:table-cell table:formula="of:=[.G15]*[.E15]*[.H15]" office:value-type="float" office:value="-3.24" calcext:value-type="float">
            <text:p>-3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1,ZC02,ZC03,ZC04,ZC05,ZC06,ZC07,ZC12,ZC14,ZC25,ZC26,ZC27,ZC28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G16]*[.E16]*[.H16]" office:value-type="float" office:value="-78.371" calcext:value-type="float">
            <text:p>-78,3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1,ZC02,ZC03,ZC04,ZC05,ZC06,ZC07,ZC12,ZC14,ZC25,ZC26,ZC27,ZC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table:formula="of:=[.G17]*[.E17]*[.H17]" office:value-type="float" office:value="-11" calcext:value-type="float">
            <text:p>-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ndement 1</text:p>
          </table:table-cell>
          <table:table-cell office:value-type="string" calcext:value-type="string">
            <text:p>wheat_grain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1,ZC02,ZC03,ZC04,ZC05,ZC06,ZC07,ZC12,ZC1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quin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ndement 2</text:p>
          </table:table-cell>
          <table:table-cell office:value-type="string" calcext:value-type="string">
            <text:p>wheat_grain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25,ZC26,ZC27,ZC2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quin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G19]*[.E19]*[.H19]" office:value-type="float" office:value="1445" calcext:value-type="float">
            <text:p>1445</text:p>
          </table:table-cell>
          <table:table-cell table:number-columns-repeated="8"/>
        </table:table-row>
        <table:table-row table:style-name="ro4">
          <table:table-cell table:style-name="Default"/>
          <table:table-cell table:style-name="ce4"/>
          <table:table-cell table:style-name="Default" table:number-columns-repeated="6"/>
          <table:table-cell table:formula="of:=SUM([.I4:.I19])" office:value-type="float" office:value="812.4656" calcext:value-type="float">
            <text:p>812,4656</text:p>
          </table:table-cell>
          <table:table-cell table:number-columns-repeated="8"/>
        </table:table-row>
        <table:table-row table:style-name="ro4">
          <table:table-cell table:style-name="Default"/>
          <table:table-cell table:style-name="ce4"/>
          <table:table-cell table:style-name="Default" table:number-columns-repeated="6"/>
          <table:table-cell table:number-columns-repeated="9"/>
        </table:table-row>
        <table:table-row table:style-name="ro4">
          <table:table-cell table:style-name="Default"/>
          <table:table-cell table:style-name="ce4"/>
          <table:table-cell table:style-name="Default" table:number-columns-repeated="6"/>
          <table:table-cell table:number-columns-repeated="9"/>
        </table:table-row>
      </table:table>
      <table:table table:name="Orge hiver" table:style-name="ta1">
        <table:table-column table:style-name="co1" table:default-cell-style-name="ce2"/>
        <table:table-column table:style-name="co2" table:default-cell-style-name="ce2"/>
        <table:table-column table:style-name="co12" table:default-cell-style-name="ce2"/>
        <table:table-column table:style-name="co1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number-columns-repeated="6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Campagne</text:p>
          </table:table-cell>
          <table:table-cell table:style-name="ce1" office:value-type="string" calcext:value-type="string">
            <text:p>Nom Activité</text:p>
          </table:table-cell>
          <table:table-cell table:style-name="ce1" office:value-type="string" calcext:value-type="string">
            <text:p>Nom Production</text:p>
          </table:table-cell>
          <table:table-cell table:style-name="ce1" office:value-type="string" calcext:value-type="string">
            <text:p>Code variant</text:p>
          </table:table-cell>
          <table:table-cell table:style-name="ce1" office:value-type="string" calcext:value-type="string">
            <text:p>Code support_variant</text:p>
          </table:table-cell>
          <table:table-cell table:style-name="ce1" office:value-type="string" calcext:value-type="string">
            <text:p>Code indicateur unité œuvre</text:p>
          </table:table-cell>
          <table:table-cell table:style-name="ce1" office:value-type="string" calcext:value-type="string">
            <text:p>Code unité œuvre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Orge d’hiver</text:p>
          </table:table-cell>
          <table:table-cell/>
          <table:table-cell table:style-name="Default" office:value-type="string" calcext:value-type="string">
            <text:p>etincel_winter_barley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</text:p>
          </table:table-cell>
          <table:table-cell office:value-type="string" calcext:value-type="string">
            <text:p>hectare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Intervention / Intrant</text:p>
          </table:table-cell>
          <table:table-cell table:style-name="ce1" office:value-type="string" calcext:value-type="string">
            <text:p>Code variant de l'item</text:p>
          </table:table-cell>
          <table:table-cell table:style-name="ce1" office:value-type="string" calcext:value-type="string">
            <text:p>Proportionnalité (support = support, unité œuvre = uo)</text:p>
          </table:table-cell>
          <table:table-cell table:style-name="ce1" office:value-type="string" calcext:value-type="string">
            <text:p>Supports (séparés par une virgule)</text:p>
          </table:table-cell>
          <table:table-cell table:style-name="ce1" office:value-type="string" calcext:value-type="string">
            <text:p>Quantité</text:p>
          </table:table-cell>
          <table:table-cell table:style-name="ce1" office:value-type="string" calcext:value-type="string">
            <text:p>Unité de l'item</text:p>
          </table:table-cell>
          <table:table-cell table:style-name="ce1" office:value-type="string" calcext:value-type="string">
            <text:p>Prix TTC par unité d'item</text:p>
          </table:table-cell>
          <table:table-cell table:style-name="ce1" office:value-type="string" calcext:value-type="string">
            <text:p>Recette (1) / Dépense (-1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ence orge certifié</text:p>
          </table:table-cell>
          <table:table-cell table:style-name="ce4" office:value-type="string" calcext:value-type="string">
            <text:p>winter_barley_seed_25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7,ZC19,ZC20,ZC21,ZC22,ZC23,ZC24,ZC2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G4]*[.E4]*[.H4]" office:value-type="float" office:value="-112.5" calcext:value-type="float">
            <text:p>-112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7,ZC19,ZC20,ZC21,ZC22,ZC23,ZC24,ZC29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 table:formula="of:=[.G5]*[.E5]*[.H5]" office:value-type="float" office:value="-48" calcext:value-type="float">
            <text:p>-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7,ZC19,ZC20,ZC21,ZC22,ZC23,ZC24,ZC29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on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table:formula="of:=[.G6]*[.E6]*[.H6]" office:value-type="float" office:value="-45" calcext:value-type="float">
            <text:p>-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7,ZC19,ZC20,ZC21,ZC22,ZC23,ZC24,ZC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table:formula="of:=[.G7]*[.E7]*[.H7]" office:value-type="float" office:value="-84" calcext:value-type="float">
            <text:p>-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7,ZC19,ZC20,ZC21,ZC22,ZC23,ZC24,ZC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G8]*[.E8]*[.H8]" office:value-type="float" office:value="-106.16" calcext:value-type="float">
            <text:p>-106,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7,ZC19,ZC20,ZC21,ZC22,ZC23,ZC24,ZC29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G9]*[.E9]*[.H9]" office:value-type="float" office:value="-13.9944" calcext:value-type="float">
            <text:p>-13,99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7,ZC19,ZC20,ZC21,ZC22,ZC23,ZC24,ZC29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our</text:p>
          </table:table-cell>
          <table:table-cell office:value-type="float" office:value="8.2" calcext:value-type="float">
            <text:p>8,2</text:p>
          </table:table-cell>
          <table:table-cell office:value-type="float" office:value="-1" calcext:value-type="float">
            <text:p>-1</text:p>
          </table:table-cell>
          <table:table-cell table:formula="of:=[.G10]*[.E10]*[.H10]" office:value-type="float" office:value="-1.64" calcext:value-type="float">
            <text:p>-1,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7,ZC19,ZC20,ZC21,ZC22,ZC23,ZC24,ZC29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table:formula="of:=[.G11]*[.E11]*[.H11]" office:value-type="float" office:value="-16.17" calcext:value-type="float">
            <text:p>-16,17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7,ZC19,ZC20,ZC21,ZC22,ZC23,ZC24,ZC29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office:value-type="float" office:value="13.2" calcext:value-type="float">
            <text:p>13,2</text:p>
          </table:table-cell>
          <table:table-cell office:value-type="float" office:value="-1" calcext:value-type="float">
            <text:p>-1</text:p>
          </table:table-cell>
          <table:table-cell table:formula="of:=[.G12]*[.E12]*[.H12]" office:value-type="float" office:value="-8.58" calcext:value-type="float">
            <text:p>-8,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7,ZC19,ZC20,ZC21,ZC22,ZC23,ZC24,ZC29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office:value-type="float" office:value="13.5" calcext:value-type="float">
            <text:p>13,5</text:p>
          </table:table-cell>
          <table:table-cell office:value-type="float" office:value="-1" calcext:value-type="float">
            <text:p>-1</text:p>
          </table:table-cell>
          <table:table-cell table:formula="of:=[.G13]*[.E13]*[.H13]" office:value-type="float" office:value="-3.24" calcext:value-type="float">
            <text:p>-3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7,ZC19,ZC20,ZC21,ZC22,ZC23,ZC24,ZC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G14]*[.E14]*[.H14]" office:value-type="float" office:value="-57.52" calcext:value-type="float">
            <text:p>-57,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7,ZC19,ZC20,ZC21,ZC22,ZC23,ZC24,ZC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table:formula="of:=[.G15]*[.E15]*[.H15]" office:value-type="float" office:value="-11" calcext:value-type="float">
            <text:p>-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ndement 1</text:p>
          </table:table-cell>
          <table:table-cell table:style-name="ce4" office:value-type="string" calcext:value-type="string">
            <text:p>barley_grain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7,ZC19,ZC20,ZC21,ZC22,ZC23,ZC24,ZC2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quin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4">
          <table:table-cell table:style-name="Default"/>
          <table:table-cell table:style-name="ce4"/>
          <table:table-cell table:style-name="Default" table:number-columns-repeated="6"/>
          <table:table-cell table:formula="of:=SUM([.I4:.I16])" office:value-type="float" office:value="-507.8044" calcext:value-type="float">
            <text:p>-507,8044</text:p>
          </table:table-cell>
          <table:table-cell table:number-columns-repeated="8"/>
        </table:table-row>
        <table:table-row table:style-name="ro4">
          <table:table-cell table:style-name="Default"/>
          <table:table-cell table:style-name="ce4"/>
          <table:table-cell table:style-name="Default" table:number-columns-repeated="6"/>
          <table:table-cell table:number-columns-repeated="9"/>
        </table:table-row>
        <table:table-row table:style-name="ro4">
          <table:table-cell table:style-name="Default"/>
          <table:table-cell table:style-name="ce4"/>
          <table:table-cell table:style-name="Default" table:number-columns-repeated="6"/>
          <table:table-cell table:number-columns-repeated="9"/>
        </table:table-row>
      </table:table>
      <table:table table:name="Colza" table:style-name="ta1">
        <table:table-column table:style-name="co1" table:default-cell-style-name="ce2"/>
        <table:table-column table:style-name="co2" table:default-cell-style-name="ce2"/>
        <table:table-column table:style-name="co12" table:default-cell-style-name="ce2"/>
        <table:table-column table:style-name="co1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number-columns-repeated="6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Campagne</text:p>
          </table:table-cell>
          <table:table-cell table:style-name="ce1" office:value-type="string" calcext:value-type="string">
            <text:p>Nom Activité</text:p>
          </table:table-cell>
          <table:table-cell table:style-name="ce1" office:value-type="string" calcext:value-type="string">
            <text:p>Nom Production</text:p>
          </table:table-cell>
          <table:table-cell table:style-name="ce1" office:value-type="string" calcext:value-type="string">
            <text:p>Code variant</text:p>
          </table:table-cell>
          <table:table-cell table:style-name="ce1" office:value-type="string" calcext:value-type="string">
            <text:p>Code support_variant</text:p>
          </table:table-cell>
          <table:table-cell table:style-name="ce1" office:value-type="string" calcext:value-type="string">
            <text:p>Code indicateur unité œuvre</text:p>
          </table:table-cell>
          <table:table-cell table:style-name="ce1" office:value-type="string" calcext:value-type="string">
            <text:p>Code unité œuvre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olza</text:p>
          </table:table-cell>
          <table:table-cell/>
          <table:table-cell office:value-type="string" calcext:value-type="string">
            <text:p>rape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</text:p>
          </table:table-cell>
          <table:table-cell office:value-type="string" calcext:value-type="string">
            <text:p>hectare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Intervention / Intrant</text:p>
          </table:table-cell>
          <table:table-cell table:style-name="ce1" office:value-type="string" calcext:value-type="string">
            <text:p>Code variant de l'item</text:p>
          </table:table-cell>
          <table:table-cell table:style-name="ce1" office:value-type="string" calcext:value-type="string">
            <text:p>Proportionnalité (support = support, unité œuvre = uo)</text:p>
          </table:table-cell>
          <table:table-cell table:style-name="ce1" office:value-type="string" calcext:value-type="string">
            <text:p>Supports (séparés par une virgule)</text:p>
          </table:table-cell>
          <table:table-cell table:style-name="ce1" office:value-type="string" calcext:value-type="string">
            <text:p>Quantité</text:p>
          </table:table-cell>
          <table:table-cell table:style-name="ce1" office:value-type="string" calcext:value-type="string">
            <text:p>Unité de l'item</text:p>
          </table:table-cell>
          <table:table-cell table:style-name="ce1" office:value-type="string" calcext:value-type="string">
            <text:p>Prix TTC par unité d'item</text:p>
          </table:table-cell>
          <table:table-cell table:style-name="ce1" office:value-type="string" calcext:value-type="string">
            <text:p>Recette (1) / Dépense (-1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ence colza certifié</text:p>
          </table:table-cell>
          <table:table-cell table:style-name="ce4" office:value-type="string" calcext:value-type="string">
            <text:p>rape_seed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8,ZC09,ZC10,ZC11,ZC13,ZC15,ZC16,ZC30,ZC31</text:p>
          </table:table-cell>
          <table:table-cell office:value-type="float" office:value="2.25" calcext:value-type="float">
            <text:p>2,25</text:p>
          </table:table-cell>
          <table:table-cell office:value-type="string" calcext:value-type="string">
            <text:p>kilogram</text:p>
          </table:table-cell>
          <table:table-cell office:value-type="float" office:value="11.5" calcext:value-type="float">
            <text:p>11,5</text:p>
          </table:table-cell>
          <table:table-cell office:value-type="float" office:value="-1" calcext:value-type="float">
            <text:p>-1</text:p>
          </table:table-cell>
          <table:table-cell table:formula="of:=[.G4]*[.E4]*[.H4]" office:value-type="float" office:value="-25.875" calcext:value-type="float">
            <text:p>-25,8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8,ZC09,ZC10,ZC11,ZC13,ZC15,ZC16,ZC30,ZC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logram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[.G5]*[.E5]*[.H5]" office:value-type="float" office:value="-24" calcext:value-type="float">
            <text:p>-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8,ZC09,ZC10,ZC11,ZC13,ZC15,ZC16,ZC30,ZC3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 table:formula="of:=[.G6]*[.E6]*[.H6]" office:value-type="float" office:value="-64" calcext:value-type="float">
            <text:p>-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8,ZC09,ZC10,ZC11,ZC13,ZC15,ZC16,ZC30,ZC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table:formula="of:=[.G7]*[.E7]*[.H7]" office:value-type="float" office:value="-60" calcext:value-type="float">
            <text:p>-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8,ZC09,ZC10,ZC11,ZC13,ZC15,ZC16,ZC30,ZC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table:formula="of:=[.G8]*[.E8]*[.H8]" office:value-type="float" office:value="-20" calcext:value-type="float">
            <text:p>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8,ZC09,ZC10,ZC11,ZC13,ZC15,ZC16,ZC30,ZC31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liter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table:formula="of:=[.G9]*[.E9]*[.H9]" office:value-type="float" office:value="-67.2" calcext:value-type="float">
            <text:p>-67,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cticid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8,ZC09,ZC10,ZC11,ZC13,ZC15,ZC16,ZC30,ZC31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liter</text:p>
          </table:table-cell>
          <table:table-cell office:value-type="float" office:value="74" calcext:value-type="float">
            <text:p>74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8,ZC09,ZC10,ZC11,ZC13,ZC15,ZC16,ZC30,ZC31</text:p>
          </table:table-cell>
          <table:table-cell office:value-type="float" office:value="5.83" calcext:value-type="float">
            <text:p>5,83</text:p>
          </table:table-cell>
          <table:table-cell office:value-type="string" calcext:value-type="string">
            <text:p>hour</text:p>
          </table:table-cell>
          <table:table-cell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G11]*[.E11]*[.H11]" office:value-type="float" office:value="-154.7282" calcext:value-type="float">
            <text:p>-154,72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8,ZC09,ZC10,ZC11,ZC13,ZC15,ZC16,ZC30,ZC31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G12]*[.E12]*[.H12]" office:value-type="float" office:value="-13.9944" calcext:value-type="float">
            <text:p>-13,99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8,ZC09,ZC10,ZC11,ZC13,ZC15,ZC16,ZC30,ZC31</text:p>
          </table:table-cell>
          <table:table-cell office:value-type="float" office:value="1.88" calcext:value-type="float">
            <text:p>1,88</text:p>
          </table:table-cell>
          <table:table-cell office:value-type="string" calcext:value-type="string">
            <text:p>hour</text:p>
          </table:table-cell>
          <table:table-cell office:value-type="float" office:value="8.2" calcext:value-type="float">
            <text:p>8,2</text:p>
          </table:table-cell>
          <table:table-cell office:value-type="float" office:value="-1" calcext:value-type="float">
            <text:p>-1</text:p>
          </table:table-cell>
          <table:table-cell table:formula="of:=[.G13]*[.E13]*[.H13]" office:value-type="float" office:value="-15.416" calcext:value-type="float">
            <text:p>-15,4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8,ZC09,ZC10,ZC11,ZC13,ZC15,ZC16,ZC30,ZC31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table:formula="of:=[.G14]*[.E14]*[.H14]" office:value-type="float" office:value="-16.17" calcext:value-type="float">
            <text:p>-16,17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8,ZC09,ZC10,ZC11,ZC13,ZC15,ZC16,ZC30,ZC31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office:value-type="float" office:value="13.2" calcext:value-type="float">
            <text:p>13,2</text:p>
          </table:table-cell>
          <table:table-cell office:value-type="float" office:value="-1" calcext:value-type="float">
            <text:p>-1</text:p>
          </table:table-cell>
          <table:table-cell table:formula="of:=[.G15]*[.E15]*[.H15]" office:value-type="float" office:value="-8.58" calcext:value-type="float">
            <text:p>-8,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8,ZC09,ZC10,ZC11,ZC13,ZC15,ZC16,ZC30,ZC31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office:value-type="float" office:value="13.5" calcext:value-type="float">
            <text:p>13,5</text:p>
          </table:table-cell>
          <table:table-cell office:value-type="float" office:value="-1" calcext:value-type="float">
            <text:p>-1</text:p>
          </table:table-cell>
          <table:table-cell table:formula="of:=[.G16]*[.E16]*[.H16]" office:value-type="float" office:value="-3.24" calcext:value-type="float">
            <text:p>-3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8,ZC09,ZC10,ZC11,ZC13,ZC15,ZC16,ZC30,ZC31</text:p>
          </table:table-cell>
          <table:table-cell office:value-type="float" office:value="5.83" calcext:value-type="float">
            <text:p>5,83</text:p>
          </table:table-cell>
          <table:table-cell office:value-type="string" calcext:value-type="string">
            <text:p>hour</text:p>
          </table:table-cell>
          <table:table-cell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G17]*[.E17]*[.H17]" office:value-type="float" office:value="-83.8354" calcext:value-type="float">
            <text:p>-83,8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8,ZC09,ZC10,ZC11,ZC13,ZC15,ZC16,ZC30,ZC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[.G18]*[.E18]*[.H18]" office:value-type="float" office:value="-5" calcext:value-type="float">
            <text:p>-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ndement 1</text:p>
          </table:table-cell>
          <table:table-cell table:style-name="ce4" office:value-type="string" calcext:value-type="string">
            <text:p>oilrape_grain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8,ZC09,ZC10,ZC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uintal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ndement 2</text:p>
          </table:table-cell>
          <table:table-cell table:style-name="ce4" office:value-type="string" calcext:value-type="string">
            <text:p>oilrape_grain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3,ZC15,ZC16,ZC30,ZC3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quintal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G20]*[.E20]*[.H20]" office:value-type="float" office:value="1530" calcext:value-type="float">
            <text:p>1530</text:p>
          </table:table-cell>
          <table:table-cell table:number-columns-repeated="8"/>
        </table:table-row>
        <table:table-row table:style-name="ro4">
          <table:table-cell table:style-name="Default"/>
          <table:table-cell table:style-name="ce4"/>
          <table:table-cell table:style-name="Default" table:number-columns-repeated="6"/>
          <table:table-cell table:formula="of:=SUM([.I4:.I20])" office:value-type="float" office:value="967.961" calcext:value-type="float">
            <text:p>967,961</text:p>
          </table:table-cell>
          <table:table-cell table:number-columns-repeated="8"/>
        </table:table-row>
        <table:table-row table:style-name="ro4">
          <table:table-cell table:style-name="Default"/>
          <table:table-cell table:style-name="ce4"/>
          <table:table-cell table:style-name="Default" table:number-columns-repeated="6"/>
          <table:table-cell table:number-columns-repeated="9"/>
        </table:table-row>
        <table:table-row table:style-name="ro4">
          <table:table-cell table:style-name="Default"/>
          <table:table-cell table:style-name="ce4"/>
          <table:table-cell table:style-name="Default" table:number-columns-repeated="6"/>
          <table:table-cell table:number-columns-repeated="9"/>
        </table:table-row>
      </table:table>
      <table:table table:name="Blé du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number-columns-repeated="6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Campagne</text:p>
          </table:table-cell>
          <table:table-cell table:style-name="ce1" office:value-type="string" calcext:value-type="string">
            <text:p>Nom Activité</text:p>
          </table:table-cell>
          <table:table-cell table:style-name="ce1" office:value-type="string" calcext:value-type="string">
            <text:p>Nom Production</text:p>
          </table:table-cell>
          <table:table-cell table:style-name="ce1" office:value-type="string" calcext:value-type="string">
            <text:p>Code variant</text:p>
          </table:table-cell>
          <table:table-cell table:style-name="ce1" office:value-type="string" calcext:value-type="string">
            <text:p>Code support_variant</text:p>
          </table:table-cell>
          <table:table-cell table:style-name="ce1" office:value-type="string" calcext:value-type="string">
            <text:p>Code indicateur unité œuvre</text:p>
          </table:table-cell>
          <table:table-cell table:style-name="ce1" office:value-type="string" calcext:value-type="string">
            <text:p>Code unité œuvre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lé dur</text:p>
          </table:table-cell>
          <table:table-cell/>
          <table:table-cell office:value-type="string" calcext:value-type="string">
            <text:p>miradoux_hard_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</text:p>
          </table:table-cell>
          <table:table-cell office:value-type="string" calcext:value-type="string">
            <text:p>hectare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Intervention / Intrant</text:p>
          </table:table-cell>
          <table:table-cell table:style-name="ce1" office:value-type="string" calcext:value-type="string">
            <text:p>Code variant de l'item</text:p>
          </table:table-cell>
          <table:table-cell table:style-name="ce1" office:value-type="string" calcext:value-type="string">
            <text:p>Proportionnalité (support = support, unité œuvre = uo)</text:p>
          </table:table-cell>
          <table:table-cell table:style-name="ce1" office:value-type="string" calcext:value-type="string">
            <text:p>Supports (séparés par une virgule)</text:p>
          </table:table-cell>
          <table:table-cell table:style-name="ce1" office:value-type="string" calcext:value-type="string">
            <text:p>Quantité</text:p>
          </table:table-cell>
          <table:table-cell table:style-name="ce1" office:value-type="string" calcext:value-type="string">
            <text:p>Unité de l'item</text:p>
          </table:table-cell>
          <table:table-cell table:style-name="ce1" office:value-type="string" calcext:value-type="string">
            <text:p>Prix TTC par unité d'item</text:p>
          </table:table-cell>
          <table:table-cell table:style-name="ce1" office:value-type="string" calcext:value-type="string">
            <text:p>Recette (1) / Dépense (-1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ence blé certifié</text:p>
          </table:table-cell>
          <table:table-cell office:value-type="string" calcext:value-type="string">
            <text:p>miradoux_hard_wheat_seed_25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kilogram</text:p>
          </table:table-cell>
          <table:table-cell office:value-type="float" office:value="0.9" calcext:value-type="float">
            <text:p>0,9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3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3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ton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3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3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3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office:value-type="float" office:value="8.2" calcext:value-type="float">
            <text:p>8,2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3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3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office:value-type="float" office:value="13.2" calcext:value-type="float">
            <text:p>13,2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3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office:value-type="float" office:value="13.5" calcext:value-type="float">
            <text:p>13,5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3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ndement 1</text:p>
          </table:table-cell>
          <table:table-cell office:value-type="string" calcext:value-type="string">
            <text:p>hard_wheat_grain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quintal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 table:style-name="Default" table:number-columns-repeated="6"/>
          <table:table-cell table:number-columns-repeated="9"/>
        </table:table-row>
        <table:table-row table:style-name="ro4">
          <table:table-cell table:style-name="Default"/>
          <table:table-cell table:style-name="ce4"/>
          <table:table-cell table:style-name="Default" table:number-columns-repeated="6"/>
          <table:table-cell table:number-columns-repeated="9"/>
        </table:table-row>
        <table:table-row table:style-name="ro4">
          <table:table-cell table:style-name="Default"/>
          <table:table-cell table:style-name="ce4"/>
          <table:table-cell table:style-name="Default" table:number-columns-repeated="6"/>
          <table:table-cell table:number-columns-repeated="9"/>
        </table:table-row>
      </table:table>
      <table:table table:name="Mais grai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1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6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Campagne</text:p>
          </table:table-cell>
          <table:table-cell table:style-name="ce1" office:value-type="string" calcext:value-type="string">
            <text:p>Nom Activité</text:p>
          </table:table-cell>
          <table:table-cell table:style-name="ce1" office:value-type="string" calcext:value-type="string">
            <text:p>Nom Production</text:p>
          </table:table-cell>
          <table:table-cell table:style-name="ce1" office:value-type="string" calcext:value-type="string">
            <text:p>Code variant</text:p>
          </table:table-cell>
          <table:table-cell table:style-name="ce1" office:value-type="string" calcext:value-type="string">
            <text:p>Code support_variant</text:p>
          </table:table-cell>
          <table:table-cell table:style-name="ce1" office:value-type="string" calcext:value-type="string">
            <text:p>Code indicateur unité œuvre</text:p>
          </table:table-cell>
          <table:table-cell table:style-name="ce1" office:value-type="string" calcext:value-type="string">
            <text:p>Code unité œuvre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ïs grain</text:p>
          </table:table-cell>
          <table:table-cell/>
          <table:table-cell office:value-type="string" calcext:value-type="string">
            <text:p>corn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</text:p>
          </table:table-cell>
          <table:table-cell office:value-type="string" calcext:value-type="string">
            <text:p>hectar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Intervention / Intrant</text:p>
          </table:table-cell>
          <table:table-cell table:style-name="ce1" office:value-type="string" calcext:value-type="string">
            <text:p>Code variant de l'item</text:p>
          </table:table-cell>
          <table:table-cell table:style-name="ce1" office:value-type="string" calcext:value-type="string">
            <text:p>Proportionnalité (support = support, unité œuvre = uo)</text:p>
          </table:table-cell>
          <table:table-cell table:style-name="ce1" office:value-type="string" calcext:value-type="string">
            <text:p>Supports (séparés par une virgule)</text:p>
          </table:table-cell>
          <table:table-cell table:style-name="ce1" office:value-type="string" calcext:value-type="string">
            <text:p>Quantité</text:p>
          </table:table-cell>
          <table:table-cell table:style-name="ce1" office:value-type="string" calcext:value-type="string">
            <text:p>Unité de l'item</text:p>
          </table:table-cell>
          <table:table-cell table:style-name="ce1" office:value-type="string" calcext:value-type="string">
            <text:p>Prix TTC par unité d'item</text:p>
          </table:table-cell>
          <table:table-cell table:style-name="ce1" office:value-type="string" calcext:value-type="string">
            <text:p>Recette (1) / Dépense (-1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ence Maïs</text:p>
          </table:table-cell>
          <table:table-cell office:value-type="string" calcext:value-type="string">
            <text:p>corn_seed_50tg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3,ZC04,ZC22,ZC23,ZC29,ZC31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dosen</text:p>
          </table:table-cell>
          <table:table-cell office:value-type="float" office:value="133" calcext:value-type="float">
            <text:p>133</text:p>
          </table:table-cell>
          <table:table-cell table:style-name="ce2" office:value-type="float" office:value="-1" calcext:value-type="float">
            <text:p>-1</text:p>
          </table:table-cell>
          <table:table-cell table:formula="of:=[.G4]*[.E4]*[.H4]" office:value-type="float" office:value="-186.2" calcext:value-type="float">
            <text:p>-186,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3,ZC04,ZC22,ZC23,ZC29,ZC3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table:style-name="ce2" office:value-type="float" office:value="-1" calcext:value-type="float">
            <text:p>-1</text:p>
          </table:table-cell>
          <table:table-cell table:formula="of:=[.G5]*[.E5]*[.H5]" office:value-type="float" office:value="-32" calcext:value-type="float">
            <text:p>-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3,ZC04,ZC22,ZC23,ZC29,ZC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formula="of:=[.G6]*[.E6]*[.H6]" office:value-type="float" office:value="-60" calcext:value-type="float">
            <text:p>-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3,ZC04,ZC22,ZC23,ZC29,ZC31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liter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formula="of:=[.G7]*[.E7]*[.H7]" office:value-type="float" office:value="-50" calcext:value-type="float">
            <text:p>-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cticid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3,ZC04,ZC22,ZC23,ZC29,ZC31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liter</text:p>
          </table:table-cell>
          <table:table-cell office:value-type="float" office:value="74" calcext:value-type="float">
            <text:p>74</text:p>
          </table:table-cell>
          <table:table-cell table:style-name="ce2" office:value-type="float" office:value="-1" calcext:value-type="float">
            <text:p>-1</text:p>
          </table:table-cell>
          <table:table-cell table:formula="of:=[.G8]*[.E8]*[.H8]" office:value-type="float" office:value="-32.56" calcext:value-type="float">
            <text:p>-32,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3,ZC04,ZC22,ZC23,ZC29,ZC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office:value-type="float" office:value="26.54" calcext:value-type="float">
            <text:p>26,54</text:p>
          </table:table-cell>
          <table:table-cell table:style-name="ce2" office:value-type="float" office:value="-1" calcext:value-type="float">
            <text:p>-1</text:p>
          </table:table-cell>
          <table:table-cell table:formula="of:=[.G9]*[.E9]*[.H9]" office:value-type="float" office:value="-106.16" calcext:value-type="float">
            <text:p>-106,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3,ZC04,ZC22,ZC23,ZC29,ZC31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office:value-type="float" office:value="8.33" calcext:value-type="float">
            <text:p>8,33</text:p>
          </table:table-cell>
          <table:table-cell table:style-name="ce2" office:value-type="float" office:value="-1" calcext:value-type="float">
            <text:p>-1</text:p>
          </table:table-cell>
          <table:table-cell table:formula="of:=[.G10]*[.E10]*[.H10]" office:value-type="float" office:value="-40.9836" calcext:value-type="float">
            <text:p>-40,98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3,ZC04,ZC22,ZC23,ZC29,ZC31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office:value-type="float" office:value="8.2" calcext:value-type="float">
            <text:p>8,2</text:p>
          </table:table-cell>
          <table:table-cell table:style-name="ce2" office:value-type="float" office:value="-1" calcext:value-type="float">
            <text:p>-1</text:p>
          </table:table-cell>
          <table:table-cell table:formula="of:=[.G11]*[.E11]*[.H11]" office:value-type="float" office:value="-1.968" calcext:value-type="float">
            <text:p>-1,9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3,ZC04,ZC22,ZC23,ZC29,ZC31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-1" calcext:value-type="float">
            <text:p>-1</text:p>
          </table:table-cell>
          <table:table-cell table:formula="of:=[.G12]*[.E12]*[.H12]" office:value-type="float" office:value="-16.17" calcext:value-type="float">
            <text:p>-16,17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Semoir maï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3,ZC04,ZC22,ZC23,ZC29,ZC31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office:value-type="float" office:value="13.2" calcext:value-type="float">
            <text:p>13,2</text:p>
          </table:table-cell>
          <table:table-cell table:style-name="ce2" office:value-type="float" office:value="-1" calcext:value-type="float">
            <text:p>-1</text:p>
          </table:table-cell>
          <table:table-cell table:formula="of:=[.G13]*[.E13]*[.H13]" office:value-type="float" office:value="-8.58" calcext:value-type="float">
            <text:p>-8,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3,ZC04,ZC22,ZC23,ZC29,ZC31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office:value-type="float" office:value="13.5" calcext:value-type="float">
            <text:p>13,5</text:p>
          </table:table-cell>
          <table:table-cell table:style-name="ce2" office:value-type="float" office:value="-1" calcext:value-type="float">
            <text:p>-1</text:p>
          </table:table-cell>
          <table:table-cell table:formula="of:=[.G14]*[.E14]*[.H14]" office:value-type="float" office:value="-3.24" calcext:value-type="float">
            <text:p>-3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ducteur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3,ZC04,ZC22,ZC23,ZC29,ZC31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office:value-type="float" office:value="14.38" calcext:value-type="float">
            <text:p>14,38</text:p>
          </table:table-cell>
          <table:table-cell table:style-name="ce2" office:value-type="float" office:value="-1" calcext:value-type="float">
            <text:p>-1</text:p>
          </table:table-cell>
          <table:table-cell table:formula="of:=[.G15]*[.E15]*[.H15]" office:value-type="float" office:value="-70.7496" calcext:value-type="float">
            <text:p>-70,74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ndement 1</text:p>
          </table:table-cell>
          <table:table-cell office:value-type="string" calcext:value-type="string">
            <text:p>corn_grain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3,ZC0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quintal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ndement 2</text:p>
          </table:table-cell>
          <table:table-cell office:value-type="string" calcext:value-type="string">
            <text:p>corn_grain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22,ZC23,ZC29,ZC3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quintal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/>
        </table:table-row>
        <table:table-row table:style-name="ro4">
          <table:table-cell table:style-name="Default"/>
          <table:table-cell table:style-name="ce4"/>
          <table:table-cell table:style-name="Default" table:number-columns-repeated="5"/>
          <table:table-cell/>
          <table:table-cell table:formula="of:=SUM([.I4:.I17])" office:value-type="float" office:value="-608.6112" calcext:value-type="float">
            <text:p>-608,6112</text:p>
          </table:table-cell>
          <table:table-cell table:number-columns-repeated="8"/>
        </table:table-row>
        <table:table-row table:style-name="ro4">
          <table:table-cell table:style-name="Default"/>
          <table:table-cell table:style-name="ce4"/>
          <table:table-cell table:style-name="Default" table:number-columns-repeated="5"/>
          <table:table-cell table:number-columns-repeated="10"/>
        </table:table-row>
        <table:table-row table:style-name="ro4" table:number-rows-repeated="9">
          <table:table-cell table:style-name="Default" table:number-columns-repeated="7"/>
          <table:table-cell table:number-columns-repeated="10"/>
        </table:table-row>
        <table:table-row table:style-name="ro4">
          <table:table-cell table:style-name="Default" table:number-columns-repeated="5"/>
          <table:table-cell table:style-name="ce5"/>
          <table:table-cell table:style-name="Default"/>
          <table:table-cell table:number-columns-repeated="10"/>
        </table:table-row>
      </table:table>
      <table:table table:name="Blé WAIT" table:style-name="ta1">
        <table:table-column table:style-name="co1" table:default-cell-style-name="ce2"/>
        <table:table-column table:style-name="co2" table:default-cell-style-name="ce2"/>
        <table:table-column table:style-name="co12" table:default-cell-style-name="ce2"/>
        <table:table-column table:style-name="co11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number-columns-repeated="6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Campagne</text:p>
          </table:table-cell>
          <table:table-cell table:style-name="ce1" office:value-type="string" calcext:value-type="string">
            <text:p>Nom Activité</text:p>
          </table:table-cell>
          <table:table-cell table:style-name="ce1" office:value-type="string" calcext:value-type="string">
            <text:p>Nom Production</text:p>
          </table:table-cell>
          <table:table-cell table:style-name="ce1" office:value-type="string" calcext:value-type="string">
            <text:p>Code variant</text:p>
          </table:table-cell>
          <table:table-cell table:style-name="ce1" office:value-type="string" calcext:value-type="string">
            <text:p>Code support_variant</text:p>
          </table:table-cell>
          <table:table-cell table:style-name="ce1" office:value-type="string" calcext:value-type="string">
            <text:p>Code indicateur unité œuvre</text:p>
          </table:table-cell>
          <table:table-cell table:style-name="ce1" office:value-type="string" calcext:value-type="string">
            <text:p>Code unité œuvre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WAIT</text:p>
          </table:table-cell>
          <table:table-cell/>
          <table:table-cell office:value-type="string" calcext:value-type="string">
            <text:p>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</text:p>
          </table:table-cell>
          <table:table-cell office:value-type="string" calcext:value-type="string">
            <text:p>hectare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Intervention / Intrant</text:p>
          </table:table-cell>
          <table:table-cell table:style-name="ce1" office:value-type="string" calcext:value-type="string">
            <text:p>Code variant de l'item</text:p>
          </table:table-cell>
          <table:table-cell table:style-name="ce1" office:value-type="string" calcext:value-type="string">
            <text:p>Proportionnalité (support = support, unité œuvre = uo)</text:p>
          </table:table-cell>
          <table:table-cell table:style-name="ce1" office:value-type="string" calcext:value-type="string">
            <text:p>Supports (séparés par une virgule)</text:p>
          </table:table-cell>
          <table:table-cell table:style-name="ce1" office:value-type="string" calcext:value-type="string">
            <text:p>Quantité</text:p>
          </table:table-cell>
          <table:table-cell table:style-name="ce1" office:value-type="string" calcext:value-type="string">
            <text:p>Unité de l'item</text:p>
          </table:table-cell>
          <table:table-cell table:style-name="ce1" office:value-type="string" calcext:value-type="string">
            <text:p>Prix TTC par unité d'item</text:p>
          </table:table-cell>
          <table:table-cell table:style-name="ce1" office:value-type="string" calcext:value-type="string">
            <text:p>Recette (1) / Dépense (-1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ence blé certifié</text:p>
          </table:table-cell>
          <table:table-cell office:value-type="string" calcext:value-type="string">
            <text:p>caphorn_wheat_seed_25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5,ZC06,ZC07,ZC18,ZC25,ZC26,ZC27,ZC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G4]*[.E4]*[.H4]" office:value-type="float" office:value="-112.5" calcext:value-type="float">
            <text:p>-112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5,ZC06,ZC07,ZC18,ZC25,ZC26,ZC27,ZC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[.G5]*[.E5]*[.H5]" office:value-type="float" office:value="-18" calcext:value-type="float">
            <text:p>-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5,ZC06,ZC07,ZC18,ZC25,ZC26,ZC27,ZC28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 table:formula="of:=[.G6]*[.E6]*[.H6]" office:value-type="float" office:value="-64" calcext:value-type="float">
            <text:p>-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5,ZC06,ZC07,ZC18,ZC25,ZC26,ZC27,ZC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table:formula="of:=[.G7]*[.E7]*[.H7]" office:value-type="float" office:value="-60" calcext:value-type="float">
            <text:p>-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5,ZC06,ZC07,ZC18,ZC25,ZC26,ZC27,ZC2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table:formula="of:=[.G8]*[.E8]*[.H8]" office:value-type="float" office:value="-10" calcext:value-type="float">
            <text:p>-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5,ZC06,ZC07,ZC18,ZC25,ZC26,ZC27,ZC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table:formula="of:=[.G9]*[.E9]*[.H9]" office:value-type="float" office:value="-84" calcext:value-type="float">
            <text:p>-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5,ZC06,ZC07,ZC18,ZC25,ZC26,ZC27,ZC28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G10]*[.E10]*[.H10]" office:value-type="float" office:value="-144.643" calcext:value-type="float">
            <text:p>-144,6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5,ZC06,ZC07,ZC18,ZC25,ZC26,ZC27,ZC28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G11]*[.E11]*[.H11]" office:value-type="float" office:value="-13.9944" calcext:value-type="float">
            <text:p>-13,99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5,ZC06,ZC07,ZC18,ZC25,ZC26,ZC27,ZC28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office:value-type="float" office:value="8.2" calcext:value-type="float">
            <text:p>8,2</text:p>
          </table:table-cell>
          <table:table-cell office:value-type="float" office:value="-1" calcext:value-type="float">
            <text:p>-1</text:p>
          </table:table-cell>
          <table:table-cell table:formula="of:=[.G12]*[.E12]*[.H12]" office:value-type="float" office:value="-8.036" calcext:value-type="float">
            <text:p>-8,0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5,ZC06,ZC07,ZC18,ZC25,ZC26,ZC27,ZC28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table:formula="of:=[.G13]*[.E13]*[.H13]" office:value-type="float" office:value="-16.17" calcext:value-type="float">
            <text:p>-16,17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5,ZC06,ZC07,ZC18,ZC25,ZC26,ZC27,ZC28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office:value-type="float" office:value="13.2" calcext:value-type="float">
            <text:p>13,2</text:p>
          </table:table-cell>
          <table:table-cell office:value-type="float" office:value="-1" calcext:value-type="float">
            <text:p>-1</text:p>
          </table:table-cell>
          <table:table-cell table:formula="of:=[.G14]*[.E14]*[.H14]" office:value-type="float" office:value="-8.58" calcext:value-type="float">
            <text:p>-8,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5,ZC06,ZC07,ZC18,ZC25,ZC26,ZC27,ZC28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office:value-type="float" office:value="13.5" calcext:value-type="float">
            <text:p>13,5</text:p>
          </table:table-cell>
          <table:table-cell office:value-type="float" office:value="-1" calcext:value-type="float">
            <text:p>-1</text:p>
          </table:table-cell>
          <table:table-cell table:formula="of:=[.G15]*[.E15]*[.H15]" office:value-type="float" office:value="-3.24" calcext:value-type="float">
            <text:p>-3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5,ZC06,ZC07,ZC18,ZC25,ZC26,ZC27,ZC28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G16]*[.E16]*[.H16]" office:value-type="float" office:value="-78.371" calcext:value-type="float">
            <text:p>-78,3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5,ZC06,ZC07,ZC18,ZC25,ZC26,ZC27,ZC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table:formula="of:=[.G17]*[.E17]*[.H17]" office:value-type="float" office:value="-11" calcext:value-type="float">
            <text:p>-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ndement 1</text:p>
          </table:table-cell>
          <table:table-cell office:value-type="string" calcext:value-type="string">
            <text:p>wheat_grain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5,ZC06,ZC07,ZC1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quintal</text:p>
          </table:table-cell>
          <table:table-cell office:value-type="float" office:value="18.2" calcext:value-type="float">
            <text:p>18,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ndement 2</text:p>
          </table:table-cell>
          <table:table-cell office:value-type="string" calcext:value-type="string">
            <text:p>wheat_grain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25,ZC26,ZC27,ZC2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quintal</text:p>
          </table:table-cell>
          <table:table-cell office:value-type="float" office:value="18.2" calcext:value-type="float">
            <text:p>18,2</text:p>
          </table:table-cell>
          <table:table-cell office:value-type="float" office:value="1" calcext:value-type="float">
            <text:p>1</text:p>
          </table:table-cell>
          <table:table-cell table:formula="of:=[.G19]*[.E19]*[.H19]" office:value-type="float" office:value="1547" calcext:value-type="float">
            <text:p>1547</text:p>
          </table:table-cell>
          <table:table-cell table:number-columns-repeated="8"/>
        </table:table-row>
        <table:table-row table:style-name="ro4">
          <table:table-cell table:style-name="Default"/>
          <table:table-cell table:style-name="ce4"/>
          <table:table-cell table:style-name="Default" table:number-columns-repeated="6"/>
          <table:table-cell table:formula="of:=SUM([.I4:.I19])" office:value-type="float" office:value="914.4656" calcext:value-type="float">
            <text:p>914,4656</text:p>
          </table:table-cell>
          <table:table-cell table:number-columns-repeated="8"/>
        </table:table-row>
        <table:table-row table:style-name="ro4">
          <table:table-cell table:style-name="Default"/>
          <table:table-cell table:style-name="ce4"/>
          <table:table-cell table:style-name="Default" table:number-columns-repeated="6"/>
          <table:table-cell table:number-columns-repeated="9"/>
        </table:table-row>
        <table:table-row table:style-name="ro4">
          <table:table-cell table:style-name="Default"/>
          <table:table-cell table:style-name="ce4"/>
          <table:table-cell table:style-name="Default" table:number-columns-repeated="6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/00/0000</text:date>, <text:time style:data-style-name="N2" text:time-value="16:41:43.820873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5-02-06T08:04:27.091650718</meta:creation-date>
    <dc:date>2015-02-17T17:37:53.353877411</dc:date>
    <dc:creator>David JOULIN</dc:creator>
    <meta:editing-duration>P1DT19H23M39S</meta:editing-duration>
    <meta:editing-cycles>53</meta:editing-cycles>
    <meta:generator>LibreOffice/4.2.7.2$Linux_X86_64 LibreOffice_project/420m0$Build-2</meta:generator>
    <meta:document-statistic meta:table-count="9" meta:cell-count="1076" meta:object-count="0"/>
  </office:meta>
</office:document-meta>
</file>